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>
            <text:p>Iterações</text:p>
          </table:table-cell>
          <table:table-cell office:value-type="string">
            <text:p>Dinâmico</text:p>
          </table:table-cell>
          <table:table-cell office:value-type="string">
            <text:p>Memoizado</text:p>
          </table:table-cell>
          <table:table-cell office:value-type="string">
            <text:p>Recursivo</text:p>
          </table:table-cell>
          <table:table-cell>
            <draw:frame table:end-cell-address="Sheet1.N24" table:end-x="0.615in" table:end-y="0.1768in" draw:z-index="0" draw:style-name="gr1" svg:width="7.7205in" svg:height="3.4681in" svg:x="0.0067in" svg:y="0.0835in">
              <draw:object draw:notify-on-update-of-ranges="Sheet1.B8:Sheet1.B27 Sheet1.C6:Sheet1.C6 Sheet1.C8:Sheet1.C27 Sheet1.B8:Sheet1.B27 Sheet1.D6:Sheet1.D6 Sheet1.D8:Sheet1.D27 Sheet1.B8:Sheet1.B27 Sheet1.E6:Sheet1.E6 Sheet1.E8:Sheet1.E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/>
          <table:table-cell office:value-type="float" office:value="15000">
            <text:p>15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/>
          <table:table-cell office:value-type="float" office:value="20000">
            <text:p>2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/>
          <table:table-cell office:value-type="float" office:value="25000">
            <text:p>25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/>
          <table:table-cell office:value-type="float" office:value="30000">
            <text:p>3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/>
          <table:table-cell office:value-type="float" office:value="35000">
            <text:p>35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/>
          <table:table-cell office:value-type="float" office:value="40000">
            <text:p>4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/>
          <table:table-cell office:value-type="float" office:value="45000">
            <text:p>45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/>
          <table:table-cell office:value-type="float" office:value="50000">
            <text:p>5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/>
          <table:table-cell office:value-type="float" office:value="55000">
            <text:p>55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/>
          <table:table-cell office:value-type="float" office:value="60000">
            <text:p>6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/>
          <table:table-cell office:value-type="float" office:value="65000">
            <text:p>65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/>
          <table:table-cell office:value-type="float" office:value="70000">
            <text:p>7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/>
          <table:table-cell office:value-type="float" office:value="75000">
            <text:p>7500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1">
          <table:table-cell/>
          <table:table-cell office:value-type="float" office:value="80000">
            <text:p>8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33">
            <text:p>0.33</text:p>
          </table:table-cell>
          <table:table-cell/>
        </table:table-row>
        <table:table-row table:style-name="ro1">
          <table:table-cell/>
          <table:table-cell office:value-type="float" office:value="85000">
            <text:p>85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1">
          <table:table-cell/>
          <table:table-cell office:value-type="float" office:value="90000">
            <text:p>9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/>
          <table:table-cell office:value-type="float" office:value="95000">
            <text:p>95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10/02/2011</text:date>, <text:time>16:1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zejr </meta:initial-creator>
    <meta:creation-date>2011-10-02T10:28:40</meta:creation-date>
    <dc:date>2011-10-02T16:15:19</dc:date>
    <dc:creator>franzejr </dc:creator>
    <meta:editing-duration>PT00H20M27S</meta:editing-duration>
    <meta:editing-cycles>7</meta:editing-cycles>
    <meta:generator>OpenOffice.org/3.2$Linux OpenOffice.org_project/320m19$Build-9505</meta:generator>
    <meta:document-statistic meta:table-count="3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11cm" svg:height="8.81cm" xlink:href=".." chart:class="chart:scatter" chart:style-name="ch1">
        <chart:title svg:x="7.448cm" svg:y="0.176cm" chart:style-name="ch2">
          <text:p>Programação Dinâmica</text:p>
        </chart:title>
        <chart:subtitle svg:x="5.967cm" svg:y="0.833cm" chart:style-name="ch3">
          <text:p>Algoritmo recursivo, dinâmico e memoizado</text:p>
        </chart:subtitle>
        <chart:legend chart:legend-position="end" svg:x="16.989cm" svg:y="3.76cm" chart:style-name="ch4"/>
        <chart:plot-area chart:style-name="ch5" table:cell-range-address="Sheet1.B8:Sheet1.E27 Sheet1.C6:Sheet1.E6" chart:data-source-has-labels="row" svg:x="0.583cm" svg:y="1.462cm" svg:width="16.015cm" svg:height="7.021cm">
          <chart:axis chart:dimension="x" chart:name="primary-x" chart:style-name="ch6">
            <chart:title svg:x="7.675cm" svg:y="8.119cm" chart:style-name="ch7">
              <text:p>Tamanho Entrada</text:p>
            </chart:title>
          </chart:axis>
          <chart:axis chart:dimension="y" chart:name="primary-y" chart:style-name="ch6">
            <chart:title svg:x="0.393cm" svg:y="5.394cm" chart:style-name="ch8">
              <text:p>Segundos</text:p>
            </chart:title>
            <chart:grid chart:style-name="ch9" chart:class="major"/>
          </chart:axis>
          <chart:series chart:style-name="ch10" chart:values-cell-range-address="Sheet1.C8:Sheet1.C27" chart:label-cell-address="Sheet1.C6:Sheet1.C6" chart:class="chart:scatter">
            <chart:domain table:cell-range-address="Sheet1.B8:Sheet1.B27"/>
            <chart:data-point chart:repeated="20"/>
          </chart:series>
          <chart:series chart:style-name="ch11" chart:values-cell-range-address="Sheet1.D8:Sheet1.D27" chart:label-cell-address="Sheet1.D6:Sheet1.D6" chart:class="chart:scatter">
            <chart:data-point chart:repeated="20"/>
          </chart:series>
          <chart:series chart:style-name="ch12" chart:values-cell-range-address="Sheet1.E8:Sheet1.E27" chart:label-cell-address="Sheet1.E6:Sheet1.E6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C6:Sheet1.C6">Dinâmico</text:p>
              </table:table-cell>
              <table:table-cell office:value-type="string">
                <text:p text:id="Sheet1.D6:Sheet1.D6">Memoizado</text:p>
              </table:table-cell>
              <table:table-cell office:value-type="string">
                <text:p text:id="Sheet1.E6:Sheet1.E6">Recursiv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8:Sheet1.B27">0</text:p>
              </table:table-cell>
              <table:table-cell office:value-type="float" office:value="0">
                <text:p text:id="Sheet1.C8:Sheet1.C27">0</text:p>
              </table:table-cell>
              <table:table-cell office:value-type="float" office:value="0">
                <text:p text:id="Sheet1.D8:Sheet1.D27">0</text:p>
              </table:table-cell>
              <table:table-cell office:value-type="float" office:value="0">
                <text:p text:id="Sheet1.E8:Sheet1.E27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0">
                <text:p>6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0">
                <text:p>7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0">
                <text:p>7500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0">
                <text:p>8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">
                <text:p>9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0">
                <text:p>9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